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23.58mm"/>
    </style:style>
    <style:style style:name="co4" style:family="table-column">
      <style:table-column-properties fo:break-before="auto" style:column-width="53.2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5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2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6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5"/>
    </style:style>
    <style:style style:name="ce14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D5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6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1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2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3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3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5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1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12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7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3" table:default-cell-style-name="ce39"/>
        <table:table-column table:style-name="co2" table:default-cell-style-name="ce39"/>
        <table:table-column table:style-name="co3" table:default-cell-style-name="ce3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tundenzettel</text:p>
          </table:table-cell>
          <table:covered-table-cell table:number-columns-repeated="6"/>
          <table:covered-table-cell table:number-columns-repeated="2" table:style-name="ce39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Tobias Schwindl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Philipp Eidenschink 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Florian Laufenböck</text:p>
          </table:table-cell>
          <table:covered-table-cell table:style-name="ce1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ätigkeit</text:p>
          </table:table-cell>
          <table:table-cell table:style-name="ce5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Einarbeitung Plattformen</text:p>
          </table:table-cell>
          <table:table-cell table:style-name="ce6" office:value-type="float" office:value="5" calcext:value-type="float">
            <text:p>5</text:p>
          </table:table-cell>
          <table:table-cell table:style-name="ce20" office:value-type="string" calcext:value-type="string">
            <text:p>Einarbeitung vorhandene Plattfor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Hardwaresystemplanung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 calcext:value-type="string">
            <text:p>Konzepte + Software Design</text:p>
          </table:table-cell>
          <table:table-cell table:style-name="ce7" office:value-type="float" office:value="15" calcext:value-type="float">
            <text:p>15</text:p>
          </table:table-cell>
          <table:table-cell table:style-name="ce57" office:value-type="string" calcext:value-type="string">
            <text:p>Erstellung Schaltplan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Hardwaresystemaufbau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/>
          <table:table-cell table:style-name="ce8" office:value-type="string" calcext:value-type="string">
            <text:p>Evaluation Erika OS NIOS2</text:p>
          </table:table-cell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Entwicklung Display Treiber</text:p>
          </table:table-cell>
          <table:table-cell table:style-name="ce30" office:value-type="float" office:value="20" calcext:value-type="float">
            <text:p>20</text:p>
          </table:table-cell>
          <table:table-cell table:style-name="ce29" office:value-type="string" calcext:value-type="string">
            <text:p>Hardwaresystemdebugging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/>
          <table:table-cell table:style-name="ce8" office:value-type="string" calcext:value-type="string">
            <text:p>FreeRTOS (Evaluation, NIOS2 Anpassungen, Konfiguration, Tasks)</text:p>
          </table:table-cell>
          <table:table-cell table:style-name="ce15" office:value-type="float" office:value="25" calcext:value-type="float">
            <text:p>25</text:p>
          </table:table-cell>
          <table:table-cell table:style-name="ce22" office:value-type="string" calcext:value-type="string">
            <text:p>Implementierung Software HQ</text:p>
          </table:table-cell>
          <table:table-cell table:style-name="ce30" office:value-type="float" office:value="35" calcext:value-type="float">
            <text:p>35</text:p>
          </table:table-cell>
          <table:table-cell table:style-name="ce29" office:value-type="string" calcext:value-type="string">
            <text:p>Softwareentwicklung für Shared Memory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Treiberentwicklung NIOS2 (mpu, ultraschall, steering, drive)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Kommunikationsgateway (anteilig)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Linux/U-boot Aufsetzen und an unser System anpassen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ehlersuche gcc und c++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Entwicklung Motor Treiber (anteilig)</text:p>
          </table:table-cell>
          <table:table-cell table:style-name="ce32" office:value-type="float" office:value="10" calcext:value-type="float">
            <text:p>10</text:p>
          </table:table-cell>
          <table:table-cell table:style-name="ce29" office:value-type="string" calcext:value-type="string">
            <text:p>Kommunikationsgateway (Anteilig)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Testing (einzelne Komponenten + Integration)</text:p>
          </table:table-cell>
          <table:table-cell table:style-name="ce11" office:value-type="float" office:value="30" calcext:value-type="float">
            <text:p>30</text:p>
          </table:table-cell>
          <table:table-cell table:style-name="ce25" office:value-type="string" calcext:value-type="string">
            <text:p>Gemeinsamer Systemtest</text:p>
          </table:table-cell>
          <table:table-cell table:style-name="ce33" office:value-type="float" office:value="20" calcext:value-type="float">
            <text:p>20</text:p>
          </table:table-cell>
          <table:table-cell table:style-name="ce29" office:value-type="string" calcext:value-type="string">
            <text:p>Dokumenation</text:p>
          </table:table-cell>
          <table:table-cell table:style-name="ce36" office:value-type="float" office:value="15" calcext:value-type="float">
            <text:p>15</text:p>
          </table:table-cell>
          <table:table-cell table:style-name="ce38"/>
          <table:table-cell/>
        </table:table-row>
        <table:table-row table:style-name="ro5">
          <table:table-cell/>
          <table:table-cell table:style-name="ce11" office:value-type="string" calcext:value-type="string">
            <text:p>Dokumentation</text:p>
          </table:table-cell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okumentation</text:p>
          </table:table-cell>
          <table:table-cell table:style-name="ce27" office:value-type="float" office:value="15" calcext:value-type="float">
            <text:p>15</text:p>
          </table:table-cell>
          <table:table-cell table:style-name="ce29" office:value-type="string" calcext:value-type="string">
            <text:p>FPGA IP-Cores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 calcext:value-type="string">
            <text:p>Hardwareaufbau (Auto)</text:p>
          </table:table-cell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Hardwareaufbau (Auto)</text:p>
          </table:table-cell>
          <table:table-cell table:style-name="ce27" office:value-type="float" office:value="10" calcext:value-type="float">
            <text:p>10</text:p>
          </table:table-cell>
          <table:table-cell table:style-name="ce34" office:value-type="string" calcext:value-type="string">
            <text:p>Hardwareaufbau (Auto)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ce13" table:number-columns-repeated="2"/>
          <table:table-cell table:style-name="ce28" table:number-columns-repeated="2"/>
          <table:table-cell table:style-name="ce34"/>
          <table:table-cell table:style-name="ce37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34"/>
          <table:table-cell table:style-name="ce37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35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Gesamt</text:p>
          </table:table-cell>
          <table:table-cell table:style-name="ce2"/>
          <table:table-cell table:style-name="ce2" table:formula="of:=SUM([.C6:.C17])" office:value-type="float" office:value="155" calcext:value-type="float">
            <text:p>155</text:p>
          </table:table-cell>
          <table:table-cell table:style-name="ce2"/>
          <table:table-cell table:style-name="ce2" table:formula="of:=SUM([.E6:.E17])" office:value-type="float" office:value="148" calcext:value-type="float">
            <text:p>148</text:p>
          </table:table-cell>
          <table:table-cell table:style-name="ce2"/>
          <table:table-cell table:style-name="ce2" table:formula="of:=SUM([.G6:.G17])" office:value-type="float" office:value="195" calcext:value-type="float">
            <text:p>195</text:p>
          </table:table-cell>
          <table:table-cell table:number-columns-repeated="2"/>
        </table:table-row>
        <table:table-row table:style-name="ro2" table:number-rows-repeated="120">
          <table:table-cell/>
          <table:table-cell table:style-name="Default" table:number-columns-repeated="6"/>
          <table:table-cell table:number-columns-repeated="2"/>
        </table:table-row>
        <table:table-row table:style-name="ro2" table:number-rows-repeated="104843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Tabelle1.D5:Tabelle1.E5 Tabelle1.F5:Tabelle1.G13 Tabelle1.E6:Tabelle1.E7">
            <calcext:condition calcext:apply-style-name="Tätigkeit" calcext:value="formula-is(MOD(ROW();2)=0)" calcext:base-cell-address="Tabelle1.D5"/>
          </calcext:conditional-format>
          <calcext:conditional-format calcext:target-range-address="Tabelle1.E6:Tabelle1.E7 Tabelle1.F6:Tabelle1.G13">
            <calcext:condition calcext:apply-style-name="Tätigkeit1" calcext:value="formula-is(MOD(ROW();2)=1)" calcext:base-cell-address="Tabelle1.E6"/>
          </calcext:conditional-format>
          <calcext:conditional-format calcext:target-range-address="Tabelle1.B5:Tabelle1.C5">
            <calcext:condition calcext:apply-style-name="Tätigkeit" calcext:value="formula-is(MOD(ROW();2)=0)" calcext:base-cell-address="Tabelle1.B5"/>
          </calcext:conditional-format>
          <calcext:conditional-format calcext:target-range-address="Tabelle1.E9:Tabelle1.E9 Tabelle1.E8:Tabelle1.E8">
            <calcext:condition calcext:apply-style-name="Tätigkeit" calcext:value="formula-is(MOD(ROW();2)=0)" calcext:base-cell-address="Tabelle1.E8"/>
          </calcext:conditional-format>
          <calcext:conditional-format calcext:target-range-address="Tabelle1.E9:Tabelle1.E9 Tabelle1.E8:Tabelle1.E8">
            <calcext:condition calcext:apply-style-name="Tätigkeit1" calcext:value="formula-is(MOD(ROW();2)=1)" calcext:base-cell-address="Tabelle1.E8"/>
          </calcext:conditional-format>
          <calcext:conditional-format calcext:target-range-address="Tabelle1.B14:Tabelle1.C14">
            <calcext:condition calcext:apply-style-name="Tätigkeit" calcext:value="formula-is(MOD(ROW();2)=0)" calcext:base-cell-address="Tabelle1.B14"/>
          </calcext:conditional-format>
          <calcext:conditional-format calcext:target-range-address="Tabelle1.B14:Tabelle1.C14">
            <calcext:condition calcext:apply-style-name="Tätigkeit1" calcext:value="formula-is(MOD(ROW();2)=1)" calcext:base-cell-address="Tabelle1.B14"/>
          </calcext:conditional-format>
          <calcext:conditional-format calcext:target-range-address="Tabelle1.D14:Tabelle1.E14 Tabelle1.E13:Tabelle1.E13">
            <calcext:condition calcext:apply-style-name="Tätigkeit" calcext:value="formula-is(MOD(ROW();2)=0)" calcext:base-cell-address="Tabelle1.D13"/>
          </calcext:conditional-format>
          <calcext:conditional-format calcext:target-range-address="Tabelle1.D14:Tabelle1.E14 Tabelle1.E13:Tabelle1.E13">
            <calcext:condition calcext:apply-style-name="Tätigkeit1" calcext:value="formula-is(MOD(ROW();2)=1)" calcext:base-cell-address="Tabelle1.D13"/>
          </calcext:conditional-format>
          <calcext:conditional-format calcext:target-range-address="Tabelle1.F14:Tabelle1.G16">
            <calcext:condition calcext:apply-style-name="Tätigkeit" calcext:value="formula-is(MOD(ROW();2)=0)" calcext:base-cell-address="Tabelle1.F14"/>
          </calcext:conditional-format>
          <calcext:conditional-format calcext:target-range-address="Tabelle1.F14:Tabelle1.G16">
            <calcext:condition calcext:apply-style-name="Tätigkeit1" calcext:value="formula-is(MOD(ROW();2)=1)" calcext:base-cell-address="Tabelle1.F14"/>
          </calcext:conditional-format>
          <calcext:conditional-format calcext:target-range-address="Tabelle1.F17:Tabelle1.G17">
            <calcext:condition calcext:apply-style-name="Tätigkeit" calcext:value="formula-is(MOD(ROW();2)=0)" calcext:base-cell-address="Tabelle1.F17"/>
          </calcext:conditional-format>
          <calcext:conditional-format calcext:target-range-address="Tabelle1.F17:Tabelle1.G17">
            <calcext:condition calcext:apply-style-name="Tätigkeit1" calcext:value="formula-is(MOD(ROW();2)=1)" calcext:base-cell-address="Tabelle1.F17"/>
          </calcext:conditional-format>
          <calcext:conditional-format calcext:target-range-address="Tabelle1.D15:Tabelle1.E15">
            <calcext:condition calcext:apply-style-name="Tätigkeit" calcext:value="formula-is(MOD(ROW();2)=0)" calcext:base-cell-address="Tabelle1.D15"/>
          </calcext:conditional-format>
          <calcext:conditional-format calcext:target-range-address="Tabelle1.D15:Tabelle1.E15">
            <calcext:condition calcext:apply-style-name="Tätigkeit1" calcext:value="formula-is(MOD(ROW();2)=1)" calcext:base-cell-address="Tabelle1.D15"/>
          </calcext:conditional-format>
          <calcext:conditional-format calcext:target-range-address="Tabelle1.B15:Tabelle1.C15">
            <calcext:condition calcext:apply-style-name="Tätigkeit" calcext:value="formula-is(MOD(ROW();2)=0)" calcext:base-cell-address="Tabelle1.B15"/>
          </calcext:conditional-format>
          <calcext:conditional-format calcext:target-range-address="Tabelle1.B15:Tabelle1.C15">
            <calcext:condition calcext:apply-style-name="Tätigkeit1" calcext:value="formula-is(MOD(ROW();2)=1)" calcext:base-cell-address="Tabelle1.B15"/>
          </calcext:conditional-format>
          <calcext:conditional-format calcext:target-range-address="Tabelle1.B6:Tabelle1.C6">
            <calcext:condition calcext:apply-style-name="Tätigkeit" calcext:value="formula-is(MOD(ROW();2)=0)" calcext:base-cell-address="Tabelle1.B6"/>
          </calcext:conditional-format>
          <calcext:conditional-format calcext:target-range-address="Tabelle1.B6:Tabelle1.C6">
            <calcext:condition calcext:apply-style-name="Tätigkeit1" calcext:value="formula-is(MOD(ROW();2)=1)" calcext:base-cell-address="Tabelle1.B6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7:Tabelle1.C7">
            <calcext:condition calcext:apply-style-name="Tätigkeit" calcext:value="formula-is(MOD(ROW();2)=0)" calcext:base-cell-address="Tabelle1.B7"/>
          </calcext:conditional-format>
          <calcext:conditional-format calcext:target-range-address="Tabelle1.B7:Tabelle1.C7">
            <calcext:condition calcext:apply-style-name="Tätigkeit1" calcext:value="formula-is(MOD(ROW();2)=1)" calcext:base-cell-address="Tabelle1.B7"/>
          </calcext:conditional-format>
          <calcext:conditional-format calcext:target-range-address="Tabelle1.B8:Tabelle1.C10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0">
            <calcext:condition calcext:apply-style-name="Tätigkeit1" calcext:value="formula-is(MOD(ROW();2)=1)" calcext:base-cell-address="Tabelle1.B8"/>
          </calcext:conditional-format>
          <calcext:conditional-format calcext:target-range-address="Tabelle1.B10:Tabelle1.C10">
            <calcext:condition calcext:apply-style-name="Tätigkeit" calcext:value="formula-is(MOD(ROW();2)=0)" calcext:base-cell-address="Tabelle1.B10"/>
          </calcext:conditional-format>
          <calcext:conditional-format calcext:target-range-address="Tabelle1.B10:Tabelle1.C10">
            <calcext:condition calcext:apply-style-name="Tätigkeit1" calcext:value="formula-is(MOD(ROW();2)=1)" calcext:base-cell-address="Tabelle1.B10"/>
          </calcext:conditional-format>
          <calcext:conditional-format calcext:target-range-address="Tabelle1.B12:Tabelle1.C13">
            <calcext:condition calcext:apply-style-name="Tätigkeit" calcext:value="formula-is(MOD(ROW();2)=0)" calcext:base-cell-address="Tabelle1.B12"/>
          </calcext:conditional-format>
          <calcext:conditional-format calcext:target-range-address="Tabelle1.B12:Tabelle1.C13">
            <calcext:condition calcext:apply-style-name="Tätigkeit1" calcext:value="formula-is(MOD(ROW();2)=1)" calcext:base-cell-address="Tabelle1.B12"/>
          </calcext:conditional-format>
          <calcext:conditional-format calcext:target-range-address="Tabelle1.D8:Tabelle1.D9">
            <calcext:condition calcext:apply-style-name="Tätigkeit" calcext:value="formula-is(MOD(ROW();2)=0)" calcext:base-cell-address="Tabelle1.D8"/>
          </calcext:conditional-format>
          <calcext:conditional-format calcext:target-range-address="Tabelle1.D8:Tabelle1.D9">
            <calcext:condition calcext:apply-style-name="Tätigkeit1" calcext:value="formula-is(MOD(ROW();2)=1)" calcext:base-cell-address="Tabelle1.D8"/>
          </calcext:conditional-format>
          <calcext:conditional-format calcext:target-range-address="Tabelle1.E12:Tabelle1.E12">
            <calcext:condition calcext:apply-style-name="Tätigkeit" calcext:value="formula-is(MOD(ROW();2)=0)" calcext:base-cell-address="Tabelle1.E12"/>
          </calcext:conditional-format>
          <calcext:conditional-format calcext:target-range-address="Tabelle1.E12:Tabelle1.E12">
            <calcext:condition calcext:apply-style-name="Tätigkeit1" calcext:value="formula-is(MOD(ROW();2)=1)" calcext:base-cell-address="Tabelle1.E12"/>
          </calcext:conditional-format>
          <calcext:conditional-format calcext:target-range-address="Tabelle1.E12:Tabelle1.E12">
            <calcext:condition calcext:apply-style-name="Tätigkeit" calcext:value="formula-is(MOD(ROW();2)=0)" calcext:base-cell-address="Tabelle1.E12"/>
          </calcext:conditional-format>
          <calcext:conditional-format calcext:target-range-address="Tabelle1.E12:Tabelle1.E12">
            <calcext:condition calcext:apply-style-name="Tätigkeit1" calcext:value="formula-is(MOD(ROW();2)=1)" calcext:base-cell-address="Tabelle1.E12"/>
          </calcext:conditional-format>
          <calcext:conditional-format calcext:target-range-address="Tabelle1.D6:Tabelle1.D6">
            <calcext:condition calcext:apply-style-name="Tätigkeit" calcext:value="formula-is(MOD(ROW();2)=0)" calcext:base-cell-address="Tabelle1.D6"/>
          </calcext:conditional-format>
          <calcext:conditional-format calcext:target-range-address="Tabelle1.D6:Tabelle1.D6">
            <calcext:condition calcext:apply-style-name="Tätigkeit1" calcext:value="formula-is(MOD(ROW();2)=1)" calcext:base-cell-address="Tabelle1.D6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1:Tabelle1.D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D11">
            <calcext:condition calcext:apply-style-name="Tätigkeit1" calcext:value="formula-is(MOD(ROW();2)=1)" calcext:base-cell-address="Tabelle1.D11"/>
          </calcext:conditional-format>
          <calcext:conditional-format calcext:target-range-address="Tabelle1.D11:Tabelle1.D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D11">
            <calcext:condition calcext:apply-style-name="Tätigkeit1" calcext:value="formula-is(MOD(ROW();2)=1)" calcext:base-cell-address="Tabelle1.D11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ätigkeit" style:family="table-cell" style:parent-style-name="Default">
      <style:table-cell-properties fo:background-color="#ffff99"/>
    </style:style>
    <style:style style:name="Tätigkeit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.00.0000</text:date>, <text:time style:data-style-name="N2" text:time-value="11:15:47.0186687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9:37:29.008831168</meta:creation-date>
    <dc:date>2017-04-22T11:16:47.011038065</dc:date>
    <meta:editing-duration>PT44M47S</meta:editing-duration>
    <meta:editing-cycles>34</meta:editing-cycles>
    <meta:generator>LibreOffice/5.3.0.3$Linux_X86_64 LibreOffice_project/30m0$Build-3</meta:generator>
    <meta:document-statistic meta:table-count="1" meta:cell-count="68" meta:object-count="0"/>
  </office:meta>
</office:document-meta>
</file>